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5.667cm"/>
    </style:style>
    <style:style style:name="Table1.B" style:family="table-column">
      <style:table-column-properties style:column-width="5.666cm"/>
    </style:style>
    <style:style style:name="Table1.A1" style:family="table-cell">
      <style:table-cell-properties fo:background-color="#990000" fo:padding="0.097cm"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0000" fo:padding="0.097cm" fo:border="0.25pt solid #000000" style:writing-mode="lr-tb">
        <style:background-image/>
      </style:table-cell-properties>
    </style:style>
    <style:style style:name="Table1.A2" style:family="table-cell">
      <style:table-cell-properties fo:background-color="#006600" fo:padding="0.097cm" fo:border-left="0.25pt solid #000000" fo:border-right="none" fo:border-top="none" fo:border-bottom="0.25pt solid #000000" style:writing-mode="lr-tb">
        <style:background-image/>
      </style:table-cell-properties>
    </style:style>
    <style:style style:name="Table1.C2" style:family="table-cell">
      <style:table-cell-properties fo:background-color="#006600" fo:padding="0.097cm" fo:border-left="0.25pt solid #000000" fo:border-right="0.25pt solid #000000" fo:border-top="none" fo:border-bottom="0.25pt solid #000000" style:writing-mode="lr-tb">
        <style:background-image/>
      </style:table-cell-properties>
    </style:style>
    <style:style style:name="Table1.A3" style:family="table-cell">
      <style:table-cell-properties fo:background-color="#000099" fo:padding="0.097cm" fo:border-left="0.25pt solid #000000" fo:border-right="none" fo:border-top="none" fo:border-bottom="0.25pt solid #000000" style:writing-mode="lr-tb">
        <style:background-image/>
      </style:table-cell-properties>
    </style:style>
    <style:style style:name="Table1.C3" style:family="table-cell">
      <style:table-cell-properties fo:background-color="#000099" fo:padding="0.097cm" fo:border-left="0.25pt solid #000000" fo:border-right="0.25pt solid #000000" fo:border-top="none" fo:border-bottom="0.25pt solid #000000" style:writing-mode="lr-tb">
        <style:background-image/>
      </style:table-cell-properties>
    </style:style>
    <style:style style:name="P1" style:family="paragraph" style:parent-style-name="Text_20_body">
      <style:text-properties officeooo:paragraph-rsid="003ac0a5"/>
    </style:style>
    <style:style style:name="P2" style:family="paragraph" style:parent-style-name="Text_20_body">
      <style:text-properties officeooo:paragraph-rsid="003fd9a8"/>
    </style:style>
    <style:style style:name="P3" style:family="paragraph" style:parent-style-name="Text_20_body">
      <style:text-properties officeooo:paragraph-rsid="00502376"/>
    </style:style>
    <style:style style:name="P4" style:family="paragraph" style:parent-style-name="Text_20_body">
      <style:text-properties officeooo:paragraph-rsid="0051b513"/>
    </style:style>
    <style:style style:name="P5" style:family="paragraph" style:parent-style-name="Text_20_body">
      <style:text-properties officeooo:paragraph-rsid="005fcd5e"/>
    </style:style>
    <style:style style:name="P6"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fo:hyphenate="false" loext:hyphenation-no-caps="false"/>
    </style:style>
    <style:style style:name="P7"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paragraph-rsid="00051fce" fo:hyphenate="false" loext:hyphenation-no-caps="false"/>
    </style:style>
    <style:style style:name="P8"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7a10e" officeooo:paragraph-rsid="0007a10e" fo:hyphenate="false" loext:hyphenation-no-caps="false"/>
    </style:style>
    <style:style style:name="P9"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69b13" officeooo:paragraph-rsid="00069b13" fo:hyphenate="false" loext:hyphenation-no-caps="false"/>
    </style:style>
    <style:style style:name="P10"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29ac9" officeooo:paragraph-rsid="00129ac9" fo:hyphenate="false" loext:hyphenation-no-caps="false"/>
    </style:style>
    <style:style style:name="P11"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7c1c9" officeooo:paragraph-rsid="001bbd15" fo:hyphenate="false" loext:hyphenation-no-caps="false"/>
    </style:style>
    <style:style style:name="P12"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59aab" officeooo:paragraph-rsid="00259aab" fo:hyphenate="false" loext:hyphenation-no-caps="false"/>
    </style:style>
    <style:style style:name="P13"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41b4e" fo:hyphenate="false" loext:hyphenation-no-caps="false"/>
    </style:style>
    <style:style style:name="P14" style:family="paragraph" style:parent-style-name="Text_20_body">
      <loext:graphic-properties draw:fill="none"/>
      <style:paragraph-properties fo:margin-left="0cm" fo:margin-right="0cm" fo:hyphenation-ladder-count="no-limit" fo:text-indent="1.3cm" style:auto-text-indent="false" fo:background-color="transparent"/>
      <style:text-properties fo:hyphenate="false" loext:hyphenation-no-caps="false"/>
    </style:style>
    <style:style style:name="P15"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28e1b8" fo:hyphenate="false" loext:hyphenation-no-caps="false"/>
    </style:style>
    <style:style style:name="P16" style:family="paragraph" style:parent-style-name="Table_20_Contents">
      <loext:graphic-properties draw:fill="none"/>
      <style:paragraph-properties fo:margin-left="0cm" fo:margin-right="0cm" fo:hyphenation-ladder-count="no-limit" fo:text-indent="1.3cm" style:auto-text-indent="false" fo:background-color="transparent"/>
      <style:text-properties fo:language="en" fo:country="GB" fo:hyphenate="false" loext:hyphenation-no-caps="false"/>
    </style:style>
    <style:style style:name="P17"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fo:hyphenate="false" loext:hyphenation-no-caps="false"/>
    </style:style>
    <style:style style:name="P18"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344ef1" fo:hyphenate="false" loext:hyphenation-no-caps="false"/>
    </style:style>
    <style:style style:name="P19"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79ad99" fo:hyphenate="false" loext:hyphenation-no-caps="false"/>
    </style:style>
    <style:style style:name="P20"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7aec98" fo:hyphenate="false" loext:hyphenation-no-caps="false"/>
    </style:style>
    <style:style style:name="P21"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10f657" officeooo:paragraph-rsid="0010f657" fo:hyphenate="false" loext:hyphenation-no-caps="false"/>
    </style:style>
    <style:style style:name="P22"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7a10e" officeooo:paragraph-rsid="0007a10e" fo:hyphenate="false" loext:hyphenation-no-caps="false"/>
    </style:style>
    <style:style style:name="P23"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79ad99" officeooo:paragraph-rsid="007aec98" fo:hyphenate="false" loext:hyphenation-no-caps="false"/>
    </style:style>
    <style:style style:name="P24" style:family="paragraph" style:parent-style-name="Text_20_body">
      <loext:graphic-properties draw:fill="none"/>
      <style:paragraph-properties fo:margin-left="0cm" fo:margin-right="0cm" fo:hyphenation-ladder-count="no-limit" fo:text-indent="0cm" style:auto-text-indent="false" fo:background-color="transparent"/>
      <style:text-properties fo:hyphenate="false" loext:hyphenation-no-caps="false"/>
    </style:style>
    <style:style style:name="P25"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79ad99" officeooo:paragraph-rsid="0079ad99" fo:hyphenate="false" loext:hyphenation-no-caps="false"/>
    </style:style>
    <style:style style:name="P26" style:family="paragraph" style:parent-style-name="Text_20_body">
      <loext:graphic-properties draw:fill="none"/>
      <style:paragraph-properties fo:margin-left="0cm" fo:margin-right="0cm" fo:hyphenation-ladder-count="no-limit" fo:text-indent="0cm" style:auto-text-indent="false" fo:background-color="transparent"/>
      <style:text-properties fo:hyphenate="false" loext:hyphenation-no-caps="false"/>
    </style:style>
    <style:style style:name="P27"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7398ee" fo:hyphenate="false" loext:hyphenation-no-caps="false"/>
    </style:style>
    <style:style style:name="P28" style:family="paragraph" style:parent-style-name="Heading_20_1">
      <style:text-properties officeooo:paragraph-rsid="003ac0a5"/>
    </style:style>
    <style:style style:name="P29" style:family="paragraph" style:parent-style-name="Heading_20_1">
      <style:text-properties officeooo:paragraph-rsid="0049eaa8"/>
    </style:style>
    <style:style style:name="P30" style:family="paragraph" style:parent-style-name="Heading_20_1">
      <style:text-properties officeooo:paragraph-rsid="003fd9a8"/>
    </style:style>
    <style:style style:name="P31" style:family="paragraph" style:parent-style-name="Heading_20_1">
      <style:text-properties officeooo:paragraph-rsid="0051b513"/>
    </style:style>
    <style:style style:name="P32" style:family="paragraph" style:parent-style-name="Heading_20_1">
      <style:text-properties officeooo:paragraph-rsid="005fcd5e"/>
    </style:style>
    <style:style style:name="P33" style:family="paragraph" style:parent-style-name="Heading_20_1" style:master-page-name="">
      <loext:graphic-properties draw:fill="none"/>
      <style:paragraph-properties fo:margin-left="0cm" fo:margin-right="0cm" fo:margin-top="0.423cm" fo:margin-bottom="0.212cm" style:contextual-spacing="false" fo:hyphenation-ladder-count="no-limit" fo:text-indent="0cm" style:auto-text-indent="false" style:page-number="auto" fo:background-color="transparent" fo:keep-with-next="always"/>
      <style:text-properties fo:language="en" fo:country="GB" fo:hyphenate="false" loext:hyphenation-no-caps="false"/>
    </style:style>
    <style:style style:name="P34" style:family="paragraph" style:parent-style-name="Heading_20_1" style:master-page-name="">
      <loext:graphic-properties draw:fill="none"/>
      <style:paragraph-properties fo:margin-left="0cm" fo:margin-right="0cm" fo:margin-top="0.423cm" fo:margin-bottom="0.212cm" style:contextual-spacing="false" fo:hyphenation-ladder-count="no-limit" fo:text-indent="0cm" style:auto-text-indent="false" style:page-number="auto" fo:background-color="transparent" fo:keep-with-next="always"/>
      <style:text-properties fo:language="en" fo:country="GB" officeooo:paragraph-rsid="00215952" fo:hyphenate="false" loext:hyphenation-no-caps="false"/>
    </style:style>
    <style:style style:name="P35" style:family="paragraph" style:parent-style-name="Heading_20_1" style:master-page-name="">
      <loext:graphic-properties draw:fill="none"/>
      <style:paragraph-properties fo:margin-left="0cm" fo:margin-right="0cm" fo:margin-top="0.423cm" fo:margin-bottom="0.212cm" style:contextual-spacing="false" fo:hyphenation-ladder-count="no-limit" fo:text-indent="0cm" style:auto-text-indent="false" style:page-number="auto" fo:background-color="transparent" fo:keep-with-next="always"/>
      <style:text-properties fo:language="en" fo:country="GB" officeooo:paragraph-rsid="00344ef1" fo:hyphenate="false" loext:hyphenation-no-caps="false"/>
    </style:style>
    <style:style style:name="P36" style:family="paragraph" style:parent-style-name="Heading_20_1" style:master-page-name="">
      <loext:graphic-properties draw:fill="none"/>
      <style:paragraph-properties fo:margin-left="0cm" fo:margin-right="0cm" fo:margin-top="0.423cm" fo:margin-bottom="0.212cm" style:contextual-spacing="false" fo:hyphenation-ladder-count="no-limit" fo:text-indent="0cm" style:auto-text-indent="false" style:page-number="auto" fo:background-color="transparent" fo:keep-with-next="always"/>
      <style:text-properties officeooo:paragraph-rsid="00281c5f" fo:hyphenate="false" loext:hyphenation-no-caps="false"/>
    </style:style>
    <style:style style:name="P37" style:family="paragraph" style:parent-style-name="Heading_20_1" style:master-page-name="MP0">
      <loext:graphic-properties draw:fill="none"/>
      <style:paragraph-properties fo:margin-left="0cm" fo:margin-right="0cm" fo:margin-top="0.423cm" fo:margin-bottom="0.212cm" style:contextual-spacing="false" fo:hyphenation-ladder-count="no-limit" fo:text-indent="0cm" style:auto-text-indent="false" style:page-number="auto" fo:break-before="page" fo:background-color="transparent" fo:keep-with-next="always"/>
      <style:text-properties fo:language="en" fo:country="GB" fo:hyphenate="false" loext:hyphenation-no-caps="false"/>
    </style:style>
    <style:style style:name="T1" style:family="text">
      <style:text-properties fo:language="en" fo:country="GB"/>
    </style:style>
    <style:style style:name="T2" style:family="text">
      <style:text-properties fo:language="en" fo:country="GB" officeooo:rsid="001ae205"/>
    </style:style>
    <style:style style:name="T3" style:family="text">
      <style:text-properties fo:language="en" fo:country="GB" officeooo:rsid="00281c5f"/>
    </style:style>
    <style:style style:name="T4" style:family="text">
      <style:text-properties fo:language="en" fo:country="GB" officeooo:rsid="0028e1b8"/>
    </style:style>
    <style:style style:name="T5" style:family="text">
      <style:text-properties fo:language="en" fo:country="GB" officeooo:rsid="002fe3cd"/>
    </style:style>
    <style:style style:name="T6" style:family="text">
      <style:text-properties fo:language="en" fo:country="GB" officeooo:rsid="00302b76"/>
    </style:style>
    <style:style style:name="T7" style:family="text">
      <style:text-properties fo:language="en" fo:country="GB" officeooo:rsid="00395796"/>
    </style:style>
    <style:style style:name="T8" style:family="text">
      <style:text-properties fo:language="en" fo:country="GB" officeooo:rsid="003ac0a5"/>
    </style:style>
    <style:style style:name="T9" style:family="text">
      <style:text-properties fo:language="en" fo:country="GB" officeooo:rsid="003fd9a8"/>
    </style:style>
    <style:style style:name="T10" style:family="text">
      <style:text-properties fo:language="en" fo:country="GB" officeooo:rsid="00474c93"/>
    </style:style>
    <style:style style:name="T11" style:family="text">
      <style:text-properties fo:language="en" fo:country="GB" officeooo:rsid="0049eaa8"/>
    </style:style>
    <style:style style:name="T12" style:family="text">
      <style:text-properties fo:language="en" fo:country="GB" officeooo:rsid="00501c4d"/>
    </style:style>
    <style:style style:name="T13" style:family="text">
      <style:text-properties fo:language="en" fo:country="GB" officeooo:rsid="005138e6"/>
    </style:style>
    <style:style style:name="T14" style:family="text">
      <style:text-properties fo:language="en" fo:country="GB" officeooo:rsid="0051b513"/>
    </style:style>
    <style:style style:name="T15" style:family="text">
      <style:text-properties fo:language="en" fo:country="GB" officeooo:rsid="00540d7e"/>
    </style:style>
    <style:style style:name="T16" style:family="text">
      <style:text-properties fo:language="en" fo:country="GB" officeooo:rsid="005fcd5e"/>
    </style:style>
    <style:style style:name="T17" style:family="text">
      <style:text-properties fo:language="en" fo:country="GB" officeooo:rsid="006316ef"/>
    </style:style>
    <style:style style:name="T18" style:family="text">
      <style:text-properties fo:language="en" fo:country="GB" officeooo:rsid="0064c2b2"/>
    </style:style>
    <style:style style:name="T19" style:family="text">
      <style:text-properties fo:language="en" fo:country="GB" officeooo:rsid="0066618b"/>
    </style:style>
    <style:style style:name="T20" style:family="text">
      <style:text-properties fo:language="en" fo:country="GB" officeooo:rsid="0076ad97"/>
    </style:style>
    <style:style style:name="T21" style:family="text">
      <style:text-properties fo:language="en" fo:country="GB" officeooo:rsid="00786262"/>
    </style:style>
    <style:style style:name="T22" style:family="text">
      <style:text-properties fo:language="en" fo:country="GB" officeooo:rsid="0079080c"/>
    </style:style>
    <style:style style:name="T23" style:family="text">
      <style:text-properties fo:language="en" fo:country="GB" officeooo:rsid="0079ad99"/>
    </style:style>
    <style:style style:name="T24" style:family="text">
      <style:text-properties fo:language="en" fo:country="GB" officeooo:rsid="007398ee"/>
    </style:style>
    <style:style style:name="T25" style:family="text">
      <style:text-properties fo:language="en" fo:country="GB" officeooo:rsid="007cec70"/>
    </style:style>
    <style:style style:name="T26" style:family="text">
      <style:text-properties fo:language="en" fo:country="GB" officeooo:rsid="0074f5eb"/>
    </style:style>
    <style:style style:name="T27" style:family="text">
      <style:text-properties fo:language="en" fo:country="GB" officeooo:rsid="0018b128"/>
    </style:style>
    <style:style style:name="T28" style:family="text">
      <style:text-properties officeooo:rsid="0007f231"/>
    </style:style>
    <style:style style:name="T29" style:family="text">
      <style:text-properties officeooo:rsid="0007fc6a"/>
    </style:style>
    <style:style style:name="T30" style:family="text">
      <style:text-properties officeooo:rsid="00091f92"/>
    </style:style>
    <style:style style:name="T31" style:family="text">
      <style:text-properties officeooo:rsid="0009dffd"/>
    </style:style>
    <style:style style:name="T32" style:family="text">
      <style:text-properties officeooo:rsid="0009e1e7"/>
    </style:style>
    <style:style style:name="T33" style:family="text">
      <style:text-properties officeooo:rsid="000c388e"/>
    </style:style>
    <style:style style:name="T34" style:family="text">
      <style:text-properties officeooo:rsid="000dd0b2"/>
    </style:style>
    <style:style style:name="T35" style:family="text">
      <style:text-properties officeooo:rsid="000f4e85"/>
    </style:style>
    <style:style style:name="T36" style:family="text">
      <style:text-properties officeooo:rsid="001291ea"/>
    </style:style>
    <style:style style:name="T37" style:family="text">
      <style:text-properties officeooo:rsid="00145b93"/>
    </style:style>
    <style:style style:name="T38" style:family="text">
      <style:text-properties officeooo:rsid="0018b128"/>
    </style:style>
    <style:style style:name="T39" style:family="text">
      <style:text-properties officeooo:rsid="001beb73"/>
    </style:style>
    <style:style style:name="T40" style:family="text">
      <style:text-properties officeooo:rsid="0022dba9"/>
    </style:style>
    <style:style style:name="T41" style:family="text">
      <style:text-properties officeooo:rsid="00266a34"/>
    </style:style>
    <style:style style:name="T42" style:family="text">
      <style:text-properties officeooo:rsid="00344ef1"/>
    </style:style>
    <style:style style:name="T43" style:family="text">
      <style:text-properties officeooo:rsid="0074f5eb"/>
    </style:style>
    <style:style style:name="T44" style:family="text">
      <style:text-properties officeooo:rsid="0075e655"/>
    </style:style>
    <style:style style:name="T45" style:family="text">
      <style:text-properties officeooo:rsid="0079ad99"/>
    </style:style>
    <style:style style:name="T46" style:family="text">
      <style:text-properties officeooo:rsid="007cec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Elevator Pitch</text:h>
      <text:p text:style-name="P6">Joy is a Rogue-like simulation RPG in which you have to survive the rigours of the world, while keeping yourself happy. Happiness will increase the speed at which you heal, gain skills and <text:span text:style-name="T33">how well you </text:span>communicate with people, as well as influence magical spells.</text:p>
      <text:h text:style-name="P33" text:outline-level="1">Needs System</text:h>
      <text:p text:style-name="P6">The needs will be broken down into the following categories, from most basic to most complex:</text:p>
      <text:p text:style-name="P17">Food, drink, sleep</text:p>
      <text:p text:style-name="P24"><text:span text:style-name="T1">Health, </text:span><text:span text:style-name="T23">purpose</text:span><text:span text:style-name="T1">, property</text:span></text:p>
      <text:p text:style-name="P19">Friendship, sex, <text:span text:style-name="T45">companionship, parenthood</text:span></text:p>
      <text:p text:style-name="P17">Confidence, respect, morality</text:p>
      <text:p text:style-name="P6"/>
      <text:p text:style-name="P17">Food will be fulfilled by eating.</text:p>
      <text:p text:style-name="P17">Drink will be fulfilled by drinking.</text:p>
      <text:p text:style-name="P17">Sleep will be fulfilled by sleeping.</text:p>
      <text:p text:style-name="P6"/>
      <text:p text:style-name="P17">Health will be fulfilled by having food, drink and sleep, as well as having no diseases.</text:p>
      <text:p text:style-name="P24"><text:span text:style-name="T23">Purpose</text:span><text:span text:style-name="T1"> will be fulfilled by completing quests or using any of the profession skills.</text:span></text:p>
      <text:p text:style-name="P17">Property will be fulfilled by carrying objects, owning land/housing.</text:p>
      <text:p text:style-name="P6"/>
      <text:p text:style-name="P17">Friendship will be fulfilled by having positive relationships with NPCs.</text:p>
      <text:p text:style-name="P23">Companionship will be fulfilled by having intimate relationships.</text:p>
      <text:p text:style-name="P23">Sex will be fulfilled by having sex.</text:p>
      <text:p text:style-name="P25">Parenthood will be fulfilled by having and interacting with children.</text:p>
      <text:p text:style-name="P6"/>
      <text:p text:style-name="P17">Confidence will be fulfilled by successfully completing actions and having high needs.</text:p>
      <text:p text:style-name="P20">Respect will be fulfilled by having positive relationships with NPCs and completing quests.</text:p>
      <text:p text:style-name="P20">Morality will be fulfilled by completing positive quests, not stealing, and helping others.</text:p>
      <text:h text:style-name="P33" text:outline-level="1">Job System</text:h>
      <text:p text:style-name="P6">Everyone has a job. From warrior to farmer to bard, everyone falls into a job. Jobs determine what special abilities and skills can be learned, as well as statistic growth rates. </text:p>
      <text:p text:style-name="P27"><text:span text:style-name="T24">As you earn experience in a job, you also earn Job Experience (J</text:span><text:span text:style-name="T25">X</text:span><text:span text:style-name="T24">), </text:span><text:span text:style-name="T26">which can be used to buy abilities, both passive and active.</text:span></text:p>
      <text:h text:style-name="P34" text:outline-level="1">Overworld, <text:span text:style-name="T39">Interiors, Exteriors and Towns</text:span></text:h>
      <text:p text:style-name="P6">There will be a randomly generated world map, with towns, dungeons and the like. It will be possible to travel across it. <text:span text:style-name="T40">The other areas – interiors, exteriors and towns – will also be </text:span><text:soft-page-break/><text:span text:style-name="T40">procedurally generated, with procedurally picked creature types to populate these areas. Obviously, the algorithm will not pick things that don’t make sense for the area: for example, no nagas in the tundra areas.</text:span></text:p>
      <text:p text:style-name="P13">Temperature will be simulated by area for interiors, exteriors and towns, though it will be simulated by square for the overworld.</text:p>
      <text:h text:style-name="P33" text:outline-level="1">Magic</text:h>
      <text:p text:style-name="P7">Magic will be handled in a fairly normal way, being separated into schools and spells. There will be six schools: Life, Death, Law, Chaos, Nature and Sorcery. There will also be a seventh 'school' called The Verse, a mysterious musical power that is wild and unpredictable. It will be possible to simply piece together spells on the fly with The Verse. All magical effects will be taken from <text:span text:style-name="T44">C#</text:span> scripts.</text:p>
      <text:p text:style-name="P7"/>
      <text:p text:style-name="P8">Here’s a rundown of the schools:</text:p>
      <text:p text:style-name="P22">Life is the school of creation, so it’s mostly summoning magic.</text:p>
      <text:p text:style-name="P22">Death is the school of destruction, so it’s mostly damage spells. <text:span text:style-name="T32">Lots of destruction spells in here.</text:span></text:p>
      <text:p text:style-name="P22">Law is the school of maintenance, so it’s a lot of healing and buffing. <text:span text:style-name="T31">You’ll find most of your resistance spells in here.</text:span></text:p>
      <text:p text:style-name="P22">Chaos is the school of change, so there’s a lot of random shit in here. <text:span text:style-name="T30">Has a bit of everything, but is offensively-minded.</text:span></text:p>
      <text:p text:style-name="P22">Nature is the school of natural magic, so it’s a good all-rounder. <text:span text:style-name="T29">Has a bit of everything.</text:span></text:p>
      <text:p text:style-name="P22">Sorcery is the anti-thesis of Nature, so it’s packed with everything that Nature doesn’t have. It’s mostly a utility school. <text:span text:style-name="T28">Lots of spells like flight, digging, manufacture, etc.</text:span></text:p>
      <text:p text:style-name="P7"/>
      <text:p text:style-name="P9">There will be a multi-axial system, whereby Law is balanced against Chaos, Nature against Sorcery and Life against Death. When one of the axes is leaning in any one direction, that school becomes cheaper to cast, while the opposing school becomes more expensive to cast. So, a magical forest that is Nature aligned would make Nature spells cheaper to cast, but Sorcery spells more expensive to cast.</text:p>
      <text:h text:style-name="P33" text:outline-level="1">Statistics</text:h>
      <text:p text:style-name="P6">There will be nine statistics in all, split across three categories: Physical, Mental and Social.</text:p>
      <table:table table:name="Table1" table:style-name="Table1">
        <table:table-column table:style-name="Table1.A"/>
        <table:table-column table:style-name="Table1.B" table:number-columns-repeated="2"/>
        <table:table-row table:style-name="TableLine1185251721360">
          <table:table-cell table:style-name="Table1.A1" office:value-type="string">
            <text:p text:style-name="P16">Strength</text:p>
          </table:table-cell>
          <table:table-cell table:style-name="Table1.A1" office:value-type="string">
            <text:p text:style-name="P16">Agility</text:p>
          </table:table-cell>
          <table:table-cell table:style-name="Table1.C1" office:value-type="string">
            <text:p text:style-name="P16">Endurance</text:p>
          </table:table-cell>
        </table:table-row>
        <table:table-row table:style-name="TableLine1185251726800">
          <table:table-cell table:style-name="Table1.A2" office:value-type="string">
            <text:p text:style-name="P16">Cognition</text:p>
          </table:table-cell>
          <table:table-cell table:style-name="Table1.A2" office:value-type="string">
            <text:p text:style-name="P16">Perception</text:p>
          </table:table-cell>
          <table:table-cell table:style-name="Table1.C2" office:value-type="string">
            <text:p text:style-name="P16">Focus</text:p>
          </table:table-cell>
        </table:table-row>
        <table:table-row table:style-name="TableLine1185251724352">
          <table:table-cell table:style-name="Table1.A3" office:value-type="string">
            <text:p text:style-name="P16">Personality</text:p>
          </table:table-cell>
          <table:table-cell table:style-name="Table1.A3" office:value-type="string">
            <text:p text:style-name="P16">Suavity</text:p>
          </table:table-cell>
          <table:table-cell table:style-name="Table1.C3" office:value-type="string">
            <text:p text:style-name="P16">Wit</text:p>
          </table:table-cell>
        </table:table-row>
      </table:table>
      <text:p text:style-name="P6"/>
      <text:p text:style-name="P17">Strength will govern melee damage and carry weight.</text:p>
      <text:p text:style-name="P17">Agility will govern To-Hit rate with both melee and ranged weapons.</text:p>
      <text:p text:style-name="P17">Endurance will govern hit points, regeneration rate and physical resistances.</text:p>
      <text:p text:style-name="P17">Cognition will govern XP gain, skill gain and magic proficiency.</text:p>
      <text:p text:style-name="P17">Perception will govern the ability to sense monsters and identify items.</text:p>
      <text:p text:style-name="P17"><text:soft-page-break/>Focus will govern your mana points, mana regeneration rate and mental resistances.</text:p>
      <text:p text:style-name="P17">Personality will govern your interactions with people, prices for goods, and ability to lead.</text:p>
      <text:p text:style-name="P17">Suavity will govern your ability to deceive and how well people react to you.</text:p>
      <text:p text:style-name="P18">Wit governs your composure points, composure regeneration rate and social resistances.</text:p>
      <text:h text:style-name="P35" text:outline-level="1">Skills</text:h>
      <text:p text:style-name="P6">Each skill will be 'governed' by one or more needs <text:span text:style-name="T34">(shown in brackets)</text:span>, which will in turn cause them to rise faster. There will be a wide variety of skills to choose from, including (but not limited to):</text:p>
      <text:p text:style-name="P17">Blades (Health, Confidence)</text:p>
      <text:p text:style-name="P17">Blunt (Health, Confidence)</text:p>
      <text:p text:style-name="P17">Axes (Health, Confidence)</text:p>
      <text:p text:style-name="P17">Polearms (Health, Confidence)</text:p>
      <text:p text:style-name="P17">Bows (Health, Confidence)</text:p>
      <text:p text:style-name="P17">Crossbows (Health, Confidence)</text:p>
      <text:p text:style-name="P17">Martial Arts (Health, Confidence)</text:p>
      <text:p text:style-name="P17">Evasion (Health, Confidence)</text:p>
      <text:p text:style-name="P17">Life Magic (Friendship, family)</text:p>
      <text:p text:style-name="P17">Death Magic (Morality)</text:p>
      <text:p text:style-name="P17">Law Magic (Morality, respect)</text:p>
      <text:p text:style-name="P17">Chaos Magic (Confidence)</text:p>
      <text:p text:style-name="P17">Nature Magic (Food, Drink, Sex, Sleep)</text:p>
      <text:p text:style-name="P17">Sorcery Magic (Confidence, Respect)</text:p>
      <text:p text:style-name="P17">The Verse (All)</text:p>
      <text:p text:style-name="P17">Mercantile (Confidence, Property)</text:p>
      <text:p text:style-name="P17">Persuasion (Confidence, Friendship)</text:p>
      <text:p text:style-name="P17">Bluff (Confidence)</text:p>
      <text:p text:style-name="P21">Intimidate (Confidence, <text:span text:style-name="T36">Health)</text:span></text:p>
      <text:p text:style-name="P17">Stealth (Confidence)</text:p>
      <text:p text:style-name="P17">Lockpicking (Confidence)</text:p>
      <text:p text:style-name="P17">Pickpocketing (Confidence)</text:p>
      <text:p text:style-name="P17">Farming (Property, Employment)</text:p>
      <text:p text:style-name="P17">Mining (Property, Employment)</text:p>
      <text:p text:style-name="P17">Cooking (Confidence, Health, Employment)</text:p>
      <text:p text:style-name="P24"><text:span text:style-name="T1">Performance (Friendship, Confidence, Respect)</text:span></text:p>
      <text:p text:style-name="P14"><text:span text:style-name="Default_20_Paragraph_20_Font"><text:span text:style-name="T1"/></text:span></text:p>
      <text:h text:style-name="P36" text:outline-level="1"><text:soft-page-break/><text:span text:style-name="Default_20_Paragraph_20_Font"><text:span text:style-name="T3">Field of View</text:span></text:span></text:h>
      <text:p text:style-name="P15"><text:span text:style-name="Default_20_Paragraph_20_Font"><text:span text:style-name="T4">This is still being debated. At the moment, it uses Shadow casting, which is fairly quick and good enough, but I will try to implement a better, more permissive algorithm. Take pointers from Jim (Tangledeep dev) often, such as if one creature can see another creature, make sure they can both see each other.</text:span></text:span></text:p>
      <text:p text:style-name="P15"><text:span text:style-name="Default_20_Paragraph_20_Font"><text:span text:style-name="T1"/></text:span></text:p>
      <text:p text:style-name="P15"><text:span text:style-name="Default_20_Paragraph_20_Font"><text:span text:style-name="T5">On lighting: currently disabled, but might re-enable it now that the Board system is in place.</text:span></text:span></text:p>
      <text:p text:style-name="P15"><text:span text:style-name="Default_20_Paragraph_20_Font"><text:span text:style-name="T1"/></text:span></text:p>
      <text:h text:style-name="P28" text:outline-level="1"><text:span text:style-name="Default_20_Paragraph_20_Font"><text:span text:style-name="T8">On Morality</text:span></text:span></text:h>
      <text:p text:style-name="P1"><text:span text:style-name="Default_20_Paragraph_20_Font"><text:span text:style-name="T8"><text:tab/>If a character’s Morality stays low for a long period of time, their moral compass will re-align, and they will begin to enjoy doing low Morality actions. This is represented by the character’s Morality priority: a low priority equals an enjoyment of low Morality actions.</text:span></text:span></text:p>
      <text:p text:style-name="P1"><text:span text:style-name="Default_20_Paragraph_20_Font"><text:span text:style-name="T1"/></text:span></text:p>
      <text:h text:style-name="P29" text:outline-level="1"><text:span text:style-name="Default_20_Paragraph_20_Font"><text:span text:style-name="T11">Controls</text:span></text:span></text:h>
      <text:p text:style-name="P3"><text:span text:style-name="Default_20_Paragraph_20_Font"><text:span text:style-name="T10"><text:tab/>Controls in Joy are pretty typical Rogue-like standard stuff. Use the Numpad for movement. Numpad 5 for waiting a turn. Push F to aim your ranged weapon. Possibly use a mouse? Depends on if I can redo the pathfinder or not. There will be a hotbar at the bottom of the screen, displaying the user’s slotted abilities, but they can always push A to open the Abilities screen and choose an ability from there. </text:span></text:span></text:p>
      <text:p text:style-name="P3"><text:span text:style-name="Default_20_Paragraph_20_Font"><text:span text:style-name="T1"/></text:span></text:p>
      <text:p text:style-name="P3"><text:span text:style-name="Default_20_Paragraph_20_Font"><text:span text:style-name="T12"><text:tab/></text:span></text:span><text:span text:style-name="Default_20_Paragraph_20_Font"><text:span text:style-name="T1">Maybe lock the abilities to the hotbar only, so they can’t be used from the Ability screen? Punishes high-level characters </text:span></text:span><text:span text:style-name="Default_20_Paragraph_20_Font"><text:span text:style-name="T13">with many abilities...</text:span></text:span></text:p>
      <text:h text:style-name="P30" text:outline-level="1"><text:span text:style-name="Default_20_Paragraph_20_Font"><text:span text:style-name="T9">Crafting</text:span></text:span></text:h>
      <text:p text:style-name="P2"><text:span text:style-name="Default_20_Paragraph_20_Font"><text:span text:style-name="T9"><text:tab/>When crafting, a character will have complete freedom over what they create. Let’s look at an alchemical example: a healing herb gives +20 HP but -5 Concentration, while a focus herb gives +10 Concentration, but -5 HP. Combining these two gives a +15 HP, +5 Concentration healing potion. In this way, players can create potions and poisons to suit their needs. It will work similarly for other crafts. Ingredients will be defined by XML files.</text:span></text:span></text:p>
      <text:p text:style-name="P2"><text:span text:style-name="Default_20_Paragraph_20_Font"><text:span text:style-name="T1"/></text:span></text:p>
      <text:h text:style-name="P31" text:outline-level="1"><text:span text:style-name="Default_20_Paragraph_20_Font"><text:span text:style-name="T14">Abilities</text:span></text:span></text:h>
      <text:p text:style-name="P4"><text:span text:style-name="Default_20_Paragraph_20_Font"><text:span text:style-name="T1"><text:tab/></text:span></text:span><text:span text:style-name="Default_20_Paragraph_20_Font"><text:span text:style-name="T15">Abilities come in two flavours: passive and active. Passive abilities activate when a condition is met, while active abilities are activated by the player or AI. Abilities are written in </text:span></text:span><text:span text:style-name="Default_20_Paragraph_20_Font"><text:span text:style-name="T20">C#</text:span></text:span><text:span text:style-name="Default_20_Paragraph_20_Font"><text:span text:style-name="T15">.</text:span></text:span></text:p>
      <text:p text:style-name="P4"><text:span text:style-name="Default_20_Paragraph_20_Font"><text:span text:style-name="T1"/></text:span></text:p>
      <text:h text:style-name="P32" text:outline-level="1"><text:span text:style-name="Default_20_Paragraph_20_Font"><text:span text:style-name="T16">Moods</text:span></text:span></text:h>
      <text:p text:style-name="P5"><text:span text:style-name="Default_20_Paragraph_20_Font"><text:span text:style-name="T1"><text:tab/></text:span></text:span><text:span text:style-name="Default_20_Paragraph_20_Font"><text:span text:style-name="T17">Entities will have moods based upon their current needs fulfilment, </text:span></text:span><text:span text:style-name="Default_20_Paragraph_20_Font"><text:span text:style-name="T18">which will affect their </text:span></text:span><text:span text:style-name="Default_20_Paragraph_20_Font"><text:span text:style-name="T19">rolls. </text:span></text:span><text:span text:style-name="Default_20_Paragraph_20_Font"><text:span text:style-name="T21">There will be a multitude of moods, and it may be possible to feel more than one mood at once. </text:span></text:span><text:span text:style-name="Default_20_Paragraph_20_Font"><text:span text:style-name="T22">Each mood has three magnitudes, each with their own effects upon the entity.</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page-layout>
    <style:style style:name="Mdp1" style:family="drawing-page">
      <style:drawing-page-properties draw:fill="none" draw:fill-color="#5b9bd5"/>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1-01-21T14:53:21.474000000</dc:date>
    <meta:editing-cycles>222</meta:editing-cycles>
    <meta:editing-duration>P1DT12H46M50S</meta:editing-duration>
    <meta:document-statistic meta:table-count="1" meta:image-count="0" meta:object-count="0" meta:page-count="4" meta:paragraph-count="99" meta:word-count="1242" meta:character-count="7750" meta:non-whitespace-character-count="6597"/>
    <meta:user-defined meta:name="Info 1"/>
    <meta:user-defined meta:name="Info 2"/>
    <meta:user-defined meta:name="Info 3"/>
    <meta:user-defined meta:name="Info 4"/>
    <meta:template xlink:type="simple" xlink:actuate="onRequest" xlink:title="" xlink:href="Normal.dotm"/>
  </office:meta>
</office:document-meta>
</file>